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4">mycompany_country_code = {mycompany_country_code}</text:p>
      <text:p text:style-name="P4">mycompany_state = {mycompany_state}</text:p>
      <text:p text:style-name="P4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4">mycompany_idprof5 = {mycompany_idprof5}</text:p>
      <text:p text:style-name="P4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4">company_country_code = {company_country_code}</text:p>
      <text:p text:style-name="P4">company_state = {company_state}</text:p>
      <text:p text:style-name="P4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4">company_idprof5 = {company_idprof5}</text:p>
      <text:p text:style-name="P4">company_idprof6 = {company_idprof6}</text:p>
      <text:p text:style-name="P4">company_vatnumber = {company_vatnumber}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source_invoice_ref = {object_source_invoice_ref}</text:p>
      <text:p text:style-name="P4">object_ref_customer = {object_ref_customer}</text:p>
      <text:p text:style-name="P4">object_ref_supplier = {object_ref_supplier}</text:p>
      <text:p text:style-name="P4">object_date = {object_date}</text:p>
      <text:p text:style-name="P4">object_date_limit = {object_date_limit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{object_total_ttc}</text:p>
      <text:p text:style-name="P4">object_total_discount_ht = {object_total_discount_ht}</text:p>
      <text:p text:style-name="P4">object_payment_mode = {object_payment_mode}</text:p>
      <text:p text:style-name="P4">object_payment_mode_code = {object_payment_mode_code}</text:p>
      <text:p text:style-name="P4">object_payment_term = {object_payment_term}</text:p>
      <text:p text:style-name="P4">object_payment_term_code = {object_payment_term_code}</text:p>
      <text:p text:style-name="P4">object_note_private = {object_note_private}</text:p>
      <text:p text:style-name="P4">object_note = {object_note}</text:p>
      <text:p text:style-name="P4">object_already_payed = {object_already_payed}</text:p>
      <text:p text:style-name="P4">object_remain_to_pay = {object_remain_to_pay}</text:p>
      <text:p text:style-name="P4">free_text = {free_text}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[!-- BEGIN row.lines --]{line_fulldesc}</text:p>
          </table:table-cell>
          <table:table-cell table:style-name="Tableau1.B2" office:value-type="string">
            <text:p text:style-name="P15">{line_vatrate}</text:p>
          </table:table-cell>
          <table:table-cell table:style-name="Tableau1.C2" office:value-type="string">
            <text:p text:style-name="P15">{line_up}</text:p>
          </table:table-cell>
          <table:table-cell table:style-name="Tableau1.D2" office:value-type="string">
            <text:p text:style-name="P15">{line_qty}</text:p>
          </table:table-cell>
          <table:table-cell table:style-name="Tableau1.E2" office:value-type="string">
            <text:p text:style-name="P15">{line_discount_percent}</text:p>
          </table:table-cell>
          <table:table-cell table:style-name="Tableau1.F2" office:value-type="string">
            <text:p text:style-name="P15">{line_price_ht}</text:p>
            <text:p text:style-name="P15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[!-- IF {my_var} --]</text:span><text:span text:style-name="T6">Content we see if my_var is defined[!-- ELSE {my_var} --]Content we see if my_var not defined</text:span><text:span text:style-name="T3">[!-- ENDIF {my_var} --]</text:span></text:p>
      <text:p text:style-name="P20"/>
      <text:p text:style-name="P26"><text:span text:style-name="T5">[!-- IF {object_total_vat_20} --]</text:span><text:span text:style-name="T6">Content we see if vat 20 is defined[!-- ELSE {object_total_vat_20} --]Content we see if vat 20 not defined</text:span><text:span text:style-name="T3">[!-- ENDIF {object_total_vat_20} --]</text:span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2T15:35:27.741469061</dc:date>
    <meta:editing-duration>PT6H8M24S</meta:editing-duration>
    <meta:editing-cycles>67</meta:editing-cycles>
    <meta:generator>LibreOffice/4.2.8.2$Linux_X86_64 LibreOffice_project/420m0$Build-2</meta:generator>
    <dc:creator>Laurent </dc:creator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